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1.0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1.934cm" svg:y="0cm">
            <draw:object draw:notify-on-update-of-ranges="Sheet1.A1:Sheet1.A100 Sheet1.B1:Sheet1.B100 Sheet1.A1:Sheet1.A100 Sheet1.C1:Sheet1.C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30.043cm" svg:y="2.933cm">
            <draw:object draw:notify-on-update-of-ranges="Sheet1.A1:Sheet1.A100 Sheet1.D1:Sheet1.D100 Sheet1.A1:Sheet1.A100 Sheet1.E1:Sheet1.E1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1.669cm" svg:y="9.918cm">
            <draw:object draw:notify-on-update-of-ranges="Sheet1.A1:Sheet1.A100 Sheet1.F1:Sheet1.F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99067">
            <text:p>0.99067</text:p>
          </table:table-cell>
          <table:table-cell office:value-type="float" office:value="0.00933">
            <text:p>0.00933</text:p>
          </table:table-cell>
          <table:table-cell office:value-type="float" office:value="64">
            <text:p>64</text:p>
          </table:table-cell>
          <table:table-cell office:value-type="float" office:value="3371">
            <text:p>3371</text:p>
          </table:table-cell>
          <table:table-cell table:formula="of:=-[.D1]+3468+[.$G$1]" office:value-type="float" office:value="4004">
            <text:p>4004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7991">
            <text:p>0.97991</text:p>
          </table:table-cell>
          <table:table-cell office:value-type="float" office:value="0.02009">
            <text:p>0.02009</text:p>
          </table:table-cell>
          <table:table-cell office:value-type="float" office:value="130">
            <text:p>130</text:p>
          </table:table-cell>
          <table:table-cell office:value-type="float" office:value="3396">
            <text:p>3396</text:p>
          </table:table-cell>
          <table:table-cell table:formula="of:=-[.D2]+3468+[.$G$1]" office:value-type="float" office:value="3938">
            <text:p>3938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704">
            <text:p>0.9704</text:p>
          </table:table-cell>
          <table:table-cell office:value-type="float" office:value="0.0296">
            <text:p>0.0296</text:p>
          </table:table-cell>
          <table:table-cell office:value-type="float" office:value="199">
            <text:p>199</text:p>
          </table:table-cell>
          <table:table-cell office:value-type="float" office:value="3460">
            <text:p>3460</text:p>
          </table:table-cell>
          <table:table-cell table:formula="of:=-[.D3]+3468+[.$G$1]" office:value-type="float" office:value="3869">
            <text:p>386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6112">
            <text:p>0.96112</text:p>
          </table:table-cell>
          <table:table-cell office:value-type="float" office:value="0.03888">
            <text:p>0.03888</text:p>
          </table:table-cell>
          <table:table-cell office:value-type="float" office:value="267">
            <text:p>267</text:p>
          </table:table-cell>
          <table:table-cell office:value-type="float" office:value="3408">
            <text:p>3408</text:p>
          </table:table-cell>
          <table:table-cell table:formula="of:=-[.D4]+3468+[.$G$1]" office:value-type="float" office:value="3801">
            <text:p>38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5129">
            <text:p>0.95129</text:p>
          </table:table-cell>
          <table:table-cell office:value-type="float" office:value="0.04871">
            <text:p>0.04871</text:p>
          </table:table-cell>
          <table:table-cell office:value-type="float" office:value="329">
            <text:p>329</text:p>
          </table:table-cell>
          <table:table-cell office:value-type="float" office:value="3330">
            <text:p>3330</text:p>
          </table:table-cell>
          <table:table-cell table:formula="of:=-[.D5]+3468+[.$G$1]" office:value-type="float" office:value="3739">
            <text:p>373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4007">
            <text:p>0.94007</text:p>
          </table:table-cell>
          <table:table-cell office:value-type="float" office:value="0.05993">
            <text:p>0.05993</text:p>
          </table:table-cell>
          <table:table-cell office:value-type="float" office:value="389">
            <text:p>389</text:p>
          </table:table-cell>
          <table:table-cell office:value-type="float" office:value="3373">
            <text:p>3373</text:p>
          </table:table-cell>
          <table:table-cell table:formula="of:=-[.D6]+3468+[.$G$1]" office:value-type="float" office:value="3679">
            <text:p>367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3033">
            <text:p>0.93033</text:p>
          </table:table-cell>
          <table:table-cell office:value-type="float" office:value="0.06967">
            <text:p>0.06967</text:p>
          </table:table-cell>
          <table:table-cell office:value-type="float" office:value="459">
            <text:p>459</text:p>
          </table:table-cell>
          <table:table-cell office:value-type="float" office:value="3350">
            <text:p>3350</text:p>
          </table:table-cell>
          <table:table-cell table:formula="of:=-[.D7]+3468+[.$G$1]" office:value-type="float" office:value="3609">
            <text:p>360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2071">
            <text:p>0.92071</text:p>
          </table:table-cell>
          <table:table-cell office:value-type="float" office:value="0.07929">
            <text:p>0.07929</text:p>
          </table:table-cell>
          <table:table-cell office:value-type="float" office:value="521">
            <text:p>521</text:p>
          </table:table-cell>
          <table:table-cell office:value-type="float" office:value="3362">
            <text:p>3362</text:p>
          </table:table-cell>
          <table:table-cell table:formula="of:=-[.D8]+3468+[.$G$1]" office:value-type="float" office:value="3547">
            <text:p>354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1025">
            <text:p>0.91025</text:p>
          </table:table-cell>
          <table:table-cell office:value-type="float" office:value="0.08975">
            <text:p>0.08975</text:p>
          </table:table-cell>
          <table:table-cell office:value-type="float" office:value="580">
            <text:p>580</text:p>
          </table:table-cell>
          <table:table-cell office:value-type="float" office:value="3357">
            <text:p>3357</text:p>
          </table:table-cell>
          <table:table-cell table:formula="of:=-[.D9]+3468+[.$G$1]" office:value-type="float" office:value="3488">
            <text:p>348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049">
            <text:p>0.90049</text:p>
          </table:table-cell>
          <table:table-cell office:value-type="float" office:value="0.09951">
            <text:p>0.09951</text:p>
          </table:table-cell>
          <table:table-cell office:value-type="float" office:value="646">
            <text:p>646</text:p>
          </table:table-cell>
          <table:table-cell office:value-type="float" office:value="3363">
            <text:p>3363</text:p>
          </table:table-cell>
          <table:table-cell table:formula="of:=-[.D10]+3468+[.$G$1]" office:value-type="float" office:value="3422">
            <text:p>342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131">
            <text:p>0.89131</text:p>
          </table:table-cell>
          <table:table-cell office:value-type="float" office:value="0.10869">
            <text:p>0.10869</text:p>
          </table:table-cell>
          <table:table-cell office:value-type="float" office:value="694">
            <text:p>694</text:p>
          </table:table-cell>
          <table:table-cell office:value-type="float" office:value="3366">
            <text:p>3366</text:p>
          </table:table-cell>
          <table:table-cell table:formula="of:=-[.D11]+3468+[.$G$1]" office:value-type="float" office:value="3374">
            <text:p>337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8821">
            <text:p>0.8821</text:p>
          </table:table-cell>
          <table:table-cell office:value-type="float" office:value="0.1179">
            <text:p>0.1179</text:p>
          </table:table-cell>
          <table:table-cell office:value-type="float" office:value="760">
            <text:p>760</text:p>
          </table:table-cell>
          <table:table-cell office:value-type="float" office:value="3380">
            <text:p>3380</text:p>
          </table:table-cell>
          <table:table-cell table:formula="of:=-[.D12]+3468+[.$G$1]" office:value-type="float" office:value="3308">
            <text:p>330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066">
            <text:p>0.87066</text:p>
          </table:table-cell>
          <table:table-cell office:value-type="float" office:value="0.12934">
            <text:p>0.12934</text:p>
          </table:table-cell>
          <table:table-cell office:value-type="float" office:value="822">
            <text:p>822</text:p>
          </table:table-cell>
          <table:table-cell office:value-type="float" office:value="3336">
            <text:p>3336</text:p>
          </table:table-cell>
          <table:table-cell table:formula="of:=-[.D13]+3468+[.$G$1]" office:value-type="float" office:value="3246">
            <text:p>324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6237">
            <text:p>0.86237</text:p>
          </table:table-cell>
          <table:table-cell office:value-type="float" office:value="0.13763">
            <text:p>0.13763</text:p>
          </table:table-cell>
          <table:table-cell office:value-type="float" office:value="881">
            <text:p>881</text:p>
          </table:table-cell>
          <table:table-cell office:value-type="float" office:value="3303">
            <text:p>3303</text:p>
          </table:table-cell>
          <table:table-cell table:formula="of:=-[.D14]+3468+[.$G$1]" office:value-type="float" office:value="3187">
            <text:p>318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224">
            <text:p>0.85224</text:p>
          </table:table-cell>
          <table:table-cell office:value-type="float" office:value="0.14776">
            <text:p>0.14776</text:p>
          </table:table-cell>
          <table:table-cell office:value-type="float" office:value="933">
            <text:p>933</text:p>
          </table:table-cell>
          <table:table-cell office:value-type="float" office:value="3343">
            <text:p>3343</text:p>
          </table:table-cell>
          <table:table-cell table:formula="of:=-[.D15]+3468+[.$G$1]" office:value-type="float" office:value="3135">
            <text:p>313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4054">
            <text:p>0.84054</text:p>
          </table:table-cell>
          <table:table-cell office:value-type="float" office:value="0.15946">
            <text:p>0.15946</text:p>
          </table:table-cell>
          <table:table-cell office:value-type="float" office:value="986">
            <text:p>986</text:p>
          </table:table-cell>
          <table:table-cell office:value-type="float" office:value="3315">
            <text:p>3315</text:p>
          </table:table-cell>
          <table:table-cell table:formula="of:=-[.D16]+3468+[.$G$1]" office:value-type="float" office:value="3082">
            <text:p>308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2922">
            <text:p>0.82922</text:p>
          </table:table-cell>
          <table:table-cell office:value-type="float" office:value="0.17078">
            <text:p>0.17078</text:p>
          </table:table-cell>
          <table:table-cell office:value-type="float" office:value="1055">
            <text:p>1055</text:p>
          </table:table-cell>
          <table:table-cell office:value-type="float" office:value="3298">
            <text:p>3298</text:p>
          </table:table-cell>
          <table:table-cell table:formula="of:=-[.D17]+3468+[.$G$1]" office:value-type="float" office:value="3013">
            <text:p>301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82328">
            <text:p>0.82328</text:p>
          </table:table-cell>
          <table:table-cell office:value-type="float" office:value="0.17672">
            <text:p>0.17672</text:p>
          </table:table-cell>
          <table:table-cell office:value-type="float" office:value="1110">
            <text:p>1110</text:p>
          </table:table-cell>
          <table:table-cell office:value-type="float" office:value="3321">
            <text:p>3321</text:p>
          </table:table-cell>
          <table:table-cell table:formula="of:=-[.D18]+3468+[.$G$1]" office:value-type="float" office:value="2958">
            <text:p>295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1208">
            <text:p>0.81208</text:p>
          </table:table-cell>
          <table:table-cell office:value-type="float" office:value="0.18792">
            <text:p>0.18792</text:p>
          </table:table-cell>
          <table:table-cell office:value-type="float" office:value="1159">
            <text:p>1159</text:p>
          </table:table-cell>
          <table:table-cell office:value-type="float" office:value="3289">
            <text:p>3289</text:p>
          </table:table-cell>
          <table:table-cell table:formula="of:=-[.D19]+3468+[.$G$1]" office:value-type="float" office:value="2909">
            <text:p>290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80388">
            <text:p>0.80388</text:p>
          </table:table-cell>
          <table:table-cell office:value-type="float" office:value="0.19612">
            <text:p>0.19612</text:p>
          </table:table-cell>
          <table:table-cell office:value-type="float" office:value="1205">
            <text:p>1205</text:p>
          </table:table-cell>
          <table:table-cell office:value-type="float" office:value="3274">
            <text:p>3274</text:p>
          </table:table-cell>
          <table:table-cell table:formula="of:=-[.D20]+3468+[.$G$1]" office:value-type="float" office:value="2863">
            <text:p>286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78998">
            <text:p>0.78998</text:p>
          </table:table-cell>
          <table:table-cell office:value-type="float" office:value="0.21002">
            <text:p>0.21002</text:p>
          </table:table-cell>
          <table:table-cell office:value-type="float" office:value="1275">
            <text:p>1275</text:p>
          </table:table-cell>
          <table:table-cell office:value-type="float" office:value="3261">
            <text:p>3261</text:p>
          </table:table-cell>
          <table:table-cell table:formula="of:=-[.D21]+3468+[.$G$1]" office:value-type="float" office:value="2793">
            <text:p>279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77989">
            <text:p>0.77989</text:p>
          </table:table-cell>
          <table:table-cell office:value-type="float" office:value="0.22011">
            <text:p>0.22011</text:p>
          </table:table-cell>
          <table:table-cell office:value-type="float" office:value="1326">
            <text:p>1326</text:p>
          </table:table-cell>
          <table:table-cell office:value-type="float" office:value="3254">
            <text:p>3254</text:p>
          </table:table-cell>
          <table:table-cell table:formula="of:=-[.D22]+3468+[.$G$1]" office:value-type="float" office:value="2742">
            <text:p>274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77142">
            <text:p>0.77142</text:p>
          </table:table-cell>
          <table:table-cell office:value-type="float" office:value="0.22858">
            <text:p>0.22858</text:p>
          </table:table-cell>
          <table:table-cell office:value-type="float" office:value="1365">
            <text:p>1365</text:p>
          </table:table-cell>
          <table:table-cell office:value-type="float" office:value="3227">
            <text:p>3227</text:p>
          </table:table-cell>
          <table:table-cell table:formula="of:=-[.D23]+3468+[.$G$1]" office:value-type="float" office:value="2703">
            <text:p>270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76012">
            <text:p>0.76012</text:p>
          </table:table-cell>
          <table:table-cell office:value-type="float" office:value="0.23988">
            <text:p>0.23988</text:p>
          </table:table-cell>
          <table:table-cell office:value-type="float" office:value="1422">
            <text:p>1422</text:p>
          </table:table-cell>
          <table:table-cell office:value-type="float" office:value="3189">
            <text:p>3189</text:p>
          </table:table-cell>
          <table:table-cell table:formula="of:=-[.D24]+3468+[.$G$1]" office:value-type="float" office:value="2646">
            <text:p>264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5228">
            <text:p>0.75228</text:p>
          </table:table-cell>
          <table:table-cell office:value-type="float" office:value="0.24772">
            <text:p>0.24772</text:p>
          </table:table-cell>
          <table:table-cell office:value-type="float" office:value="1474">
            <text:p>1474</text:p>
          </table:table-cell>
          <table:table-cell office:value-type="float" office:value="3190">
            <text:p>3190</text:p>
          </table:table-cell>
          <table:table-cell table:formula="of:=-[.D25]+3468+[.$G$1]" office:value-type="float" office:value="2594">
            <text:p>259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4323">
            <text:p>0.74323</text:p>
          </table:table-cell>
          <table:table-cell office:value-type="float" office:value="0.25677">
            <text:p>0.25677</text:p>
          </table:table-cell>
          <table:table-cell office:value-type="float" office:value="1515">
            <text:p>1515</text:p>
          </table:table-cell>
          <table:table-cell office:value-type="float" office:value="3174">
            <text:p>3174</text:p>
          </table:table-cell>
          <table:table-cell table:formula="of:=-[.D26]+3468+[.$G$1]" office:value-type="float" office:value="2553">
            <text:p>255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73188">
            <text:p>0.73188</text:p>
          </table:table-cell>
          <table:table-cell office:value-type="float" office:value="0.26812">
            <text:p>0.26812</text:p>
          </table:table-cell>
          <table:table-cell office:value-type="float" office:value="1582">
            <text:p>1582</text:p>
          </table:table-cell>
          <table:table-cell office:value-type="float" office:value="3167">
            <text:p>3167</text:p>
          </table:table-cell>
          <table:table-cell table:formula="of:=-[.D27]+3468+[.$G$1]" office:value-type="float" office:value="2486">
            <text:p>248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72343">
            <text:p>0.72343</text:p>
          </table:table-cell>
          <table:table-cell office:value-type="float" office:value="0.27657">
            <text:p>0.27657</text:p>
          </table:table-cell>
          <table:table-cell office:value-type="float" office:value="1608">
            <text:p>1608</text:p>
          </table:table-cell>
          <table:table-cell office:value-type="float" office:value="3140">
            <text:p>3140</text:p>
          </table:table-cell>
          <table:table-cell table:formula="of:=-[.D28]+3468+[.$G$1]" office:value-type="float" office:value="2460">
            <text:p>246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71511">
            <text:p>0.71511</text:p>
          </table:table-cell>
          <table:table-cell office:value-type="float" office:value="0.28489">
            <text:p>0.28489</text:p>
          </table:table-cell>
          <table:table-cell office:value-type="float" office:value="1680">
            <text:p>1680</text:p>
          </table:table-cell>
          <table:table-cell office:value-type="float" office:value="3122">
            <text:p>3122</text:p>
          </table:table-cell>
          <table:table-cell table:formula="of:=-[.D29]+3468+[.$G$1]" office:value-type="float" office:value="2388">
            <text:p>238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70338">
            <text:p>0.70338</text:p>
          </table:table-cell>
          <table:table-cell office:value-type="float" office:value="0.29662">
            <text:p>0.29662</text:p>
          </table:table-cell>
          <table:table-cell office:value-type="float" office:value="1726">
            <text:p>1726</text:p>
          </table:table-cell>
          <table:table-cell office:value-type="float" office:value="3085">
            <text:p>3085</text:p>
          </table:table-cell>
          <table:table-cell table:formula="of:=-[.D30]+3468+[.$G$1]" office:value-type="float" office:value="2342">
            <text:p>234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68927">
            <text:p>0.68927</text:p>
          </table:table-cell>
          <table:table-cell office:value-type="float" office:value="0.31073">
            <text:p>0.31073</text:p>
          </table:table-cell>
          <table:table-cell office:value-type="float" office:value="1767">
            <text:p>1767</text:p>
          </table:table-cell>
          <table:table-cell office:value-type="float" office:value="3079">
            <text:p>3079</text:p>
          </table:table-cell>
          <table:table-cell table:formula="of:=-[.D31]+3468+[.$G$1]" office:value-type="float" office:value="2301">
            <text:p>230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68342">
            <text:p>0.68342</text:p>
          </table:table-cell>
          <table:table-cell office:value-type="float" office:value="0.31658">
            <text:p>0.31658</text:p>
          </table:table-cell>
          <table:table-cell office:value-type="float" office:value="1818">
            <text:p>1818</text:p>
          </table:table-cell>
          <table:table-cell office:value-type="float" office:value="3060">
            <text:p>3060</text:p>
          </table:table-cell>
          <table:table-cell table:formula="of:=-[.D32]+3468+[.$G$1]" office:value-type="float" office:value="2250">
            <text:p>225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67478">
            <text:p>0.67478</text:p>
          </table:table-cell>
          <table:table-cell office:value-type="float" office:value="0.32522">
            <text:p>0.32522</text:p>
          </table:table-cell>
          <table:table-cell office:value-type="float" office:value="1852">
            <text:p>1852</text:p>
          </table:table-cell>
          <table:table-cell office:value-type="float" office:value="3059">
            <text:p>3059</text:p>
          </table:table-cell>
          <table:table-cell table:formula="of:=-[.D33]+3468+[.$G$1]" office:value-type="float" office:value="2216">
            <text:p>221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6336">
            <text:p>0.66336</text:p>
          </table:table-cell>
          <table:table-cell office:value-type="float" office:value="0.33664">
            <text:p>0.33664</text:p>
          </table:table-cell>
          <table:table-cell office:value-type="float" office:value="1909">
            <text:p>1909</text:p>
          </table:table-cell>
          <table:table-cell office:value-type="float" office:value="2997">
            <text:p>2997</text:p>
          </table:table-cell>
          <table:table-cell table:formula="of:=-[.D34]+3468+[.$G$1]" office:value-type="float" office:value="2159">
            <text:p>215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65253">
            <text:p>0.65253</text:p>
          </table:table-cell>
          <table:table-cell office:value-type="float" office:value="0.34747">
            <text:p>0.34747</text:p>
          </table:table-cell>
          <table:table-cell office:value-type="float" office:value="1943">
            <text:p>1943</text:p>
          </table:table-cell>
          <table:table-cell office:value-type="float" office:value="2976">
            <text:p>2976</text:p>
          </table:table-cell>
          <table:table-cell table:formula="of:=-[.D35]+3468+[.$G$1]" office:value-type="float" office:value="2125">
            <text:p>212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64475">
            <text:p>0.64475</text:p>
          </table:table-cell>
          <table:table-cell office:value-type="float" office:value="0.35525">
            <text:p>0.35525</text:p>
          </table:table-cell>
          <table:table-cell office:value-type="float" office:value="1998">
            <text:p>1998</text:p>
          </table:table-cell>
          <table:table-cell office:value-type="float" office:value="3003">
            <text:p>3003</text:p>
          </table:table-cell>
          <table:table-cell table:formula="of:=-[.D36]+3468+[.$G$1]" office:value-type="float" office:value="2070">
            <text:p>207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63269">
            <text:p>0.63269</text:p>
          </table:table-cell>
          <table:table-cell office:value-type="float" office:value="0.36731">
            <text:p>0.36731</text:p>
          </table:table-cell>
          <table:table-cell office:value-type="float" office:value="2033">
            <text:p>2033</text:p>
          </table:table-cell>
          <table:table-cell office:value-type="float" office:value="2931">
            <text:p>2931</text:p>
          </table:table-cell>
          <table:table-cell table:formula="of:=-[.D37]+3468+[.$G$1]" office:value-type="float" office:value="2035">
            <text:p>203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6235">
            <text:p>0.6235</text:p>
          </table:table-cell>
          <table:table-cell office:value-type="float" office:value="0.3765">
            <text:p>0.3765</text:p>
          </table:table-cell>
          <table:table-cell office:value-type="float" office:value="2081">
            <text:p>2081</text:p>
          </table:table-cell>
          <table:table-cell office:value-type="float" office:value="2929">
            <text:p>2929</text:p>
          </table:table-cell>
          <table:table-cell table:formula="of:=-[.D38]+3468+[.$G$1]" office:value-type="float" office:value="1987">
            <text:p>198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61306">
            <text:p>0.61306</text:p>
          </table:table-cell>
          <table:table-cell office:value-type="float" office:value="0.38694">
            <text:p>0.38694</text:p>
          </table:table-cell>
          <table:table-cell office:value-type="float" office:value="2114">
            <text:p>2114</text:p>
          </table:table-cell>
          <table:table-cell office:value-type="float" office:value="2902">
            <text:p>2902</text:p>
          </table:table-cell>
          <table:table-cell table:formula="of:=-[.D39]+3468+[.$G$1]" office:value-type="float" office:value="1954">
            <text:p>195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60344">
            <text:p>0.60344</text:p>
          </table:table-cell>
          <table:table-cell office:value-type="float" office:value="0.39656">
            <text:p>0.39656</text:p>
          </table:table-cell>
          <table:table-cell office:value-type="float" office:value="2157">
            <text:p>2157</text:p>
          </table:table-cell>
          <table:table-cell office:value-type="float" office:value="2833">
            <text:p>2833</text:p>
          </table:table-cell>
          <table:table-cell table:formula="of:=-[.D40]+3468+[.$G$1]" office:value-type="float" office:value="1911">
            <text:p>19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59463">
            <text:p>0.59463</text:p>
          </table:table-cell>
          <table:table-cell office:value-type="float" office:value="0.40537">
            <text:p>0.40537</text:p>
          </table:table-cell>
          <table:table-cell office:value-type="float" office:value="2204">
            <text:p>2204</text:p>
          </table:table-cell>
          <table:table-cell office:value-type="float" office:value="2826">
            <text:p>2826</text:p>
          </table:table-cell>
          <table:table-cell table:formula="of:=-[.D41]+3468+[.$G$1]" office:value-type="float" office:value="1864">
            <text:p>186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58356">
            <text:p>0.58356</text:p>
          </table:table-cell>
          <table:table-cell office:value-type="float" office:value="0.41644">
            <text:p>0.41644</text:p>
          </table:table-cell>
          <table:table-cell office:value-type="float" office:value="2243">
            <text:p>2243</text:p>
          </table:table-cell>
          <table:table-cell office:value-type="float" office:value="2827">
            <text:p>2827</text:p>
          </table:table-cell>
          <table:table-cell table:formula="of:=-[.D42]+3468+[.$G$1]" office:value-type="float" office:value="1825">
            <text:p>1825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5741">
            <text:p>0.5741</text:p>
          </table:table-cell>
          <table:table-cell office:value-type="float" office:value="0.4259">
            <text:p>0.4259</text:p>
          </table:table-cell>
          <table:table-cell office:value-type="float" office:value="2279">
            <text:p>2279</text:p>
          </table:table-cell>
          <table:table-cell office:value-type="float" office:value="2765">
            <text:p>2765</text:p>
          </table:table-cell>
          <table:table-cell table:formula="of:=-[.D43]+3468+[.$G$1]" office:value-type="float" office:value="1789">
            <text:p>1789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56444">
            <text:p>0.56444</text:p>
          </table:table-cell>
          <table:table-cell office:value-type="float" office:value="0.43556">
            <text:p>0.43556</text:p>
          </table:table-cell>
          <table:table-cell office:value-type="float" office:value="2311">
            <text:p>2311</text:p>
          </table:table-cell>
          <table:table-cell office:value-type="float" office:value="2758">
            <text:p>2758</text:p>
          </table:table-cell>
          <table:table-cell table:formula="of:=-[.D44]+3468+[.$G$1]" office:value-type="float" office:value="1757">
            <text:p>175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5557">
            <text:p>0.5557</text:p>
          </table:table-cell>
          <table:table-cell office:value-type="float" office:value="0.4443">
            <text:p>0.4443</text:p>
          </table:table-cell>
          <table:table-cell office:value-type="float" office:value="2361">
            <text:p>2361</text:p>
          </table:table-cell>
          <table:table-cell office:value-type="float" office:value="2727">
            <text:p>2727</text:p>
          </table:table-cell>
          <table:table-cell table:formula="of:=-[.D45]+3468+[.$G$1]" office:value-type="float" office:value="1707">
            <text:p>170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5433">
            <text:p>0.5433</text:p>
          </table:table-cell>
          <table:table-cell office:value-type="float" office:value="0.4567">
            <text:p>0.4567</text:p>
          </table:table-cell>
          <table:table-cell office:value-type="float" office:value="2400">
            <text:p>2400</text:p>
          </table:table-cell>
          <table:table-cell office:value-type="float" office:value="2701">
            <text:p>2701</text:p>
          </table:table-cell>
          <table:table-cell table:formula="of:=-[.D46]+3468+[.$G$1]" office:value-type="float" office:value="1668">
            <text:p>166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53215">
            <text:p>0.53215</text:p>
          </table:table-cell>
          <table:table-cell office:value-type="float" office:value="0.46785">
            <text:p>0.46785</text:p>
          </table:table-cell>
          <table:table-cell office:value-type="float" office:value="2445">
            <text:p>2445</text:p>
          </table:table-cell>
          <table:table-cell office:value-type="float" office:value="2668">
            <text:p>2668</text:p>
          </table:table-cell>
          <table:table-cell table:formula="of:=-[.D47]+3468+[.$G$1]" office:value-type="float" office:value="1623">
            <text:p>162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52341">
            <text:p>0.52341</text:p>
          </table:table-cell>
          <table:table-cell office:value-type="float" office:value="0.47659">
            <text:p>0.47659</text:p>
          </table:table-cell>
          <table:table-cell office:value-type="float" office:value="2464">
            <text:p>2464</text:p>
          </table:table-cell>
          <table:table-cell office:value-type="float" office:value="2645">
            <text:p>2645</text:p>
          </table:table-cell>
          <table:table-cell table:formula="of:=-[.D48]+3468+[.$G$1]" office:value-type="float" office:value="1604">
            <text:p>160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51542">
            <text:p>0.51542</text:p>
          </table:table-cell>
          <table:table-cell office:value-type="float" office:value="0.48458">
            <text:p>0.48458</text:p>
          </table:table-cell>
          <table:table-cell office:value-type="float" office:value="2483">
            <text:p>2483</text:p>
          </table:table-cell>
          <table:table-cell office:value-type="float" office:value="2609">
            <text:p>2609</text:p>
          </table:table-cell>
          <table:table-cell table:formula="of:=-[.D49]+3468+[.$G$1]" office:value-type="float" office:value="1585">
            <text:p>158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50805">
            <text:p>0.50805</text:p>
          </table:table-cell>
          <table:table-cell office:value-type="float" office:value="0.49195">
            <text:p>0.49195</text:p>
          </table:table-cell>
          <table:table-cell office:value-type="float" office:value="2528">
            <text:p>2528</text:p>
          </table:table-cell>
          <table:table-cell office:value-type="float" office:value="2567">
            <text:p>2567</text:p>
          </table:table-cell>
          <table:table-cell table:formula="of:=-[.D50]+3468+[.$G$1]" office:value-type="float" office:value="1540">
            <text:p>154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49551">
            <text:p>0.49551</text:p>
          </table:table-cell>
          <table:table-cell office:value-type="float" office:value="0.50449">
            <text:p>0.50449</text:p>
          </table:table-cell>
          <table:table-cell office:value-type="float" office:value="2561">
            <text:p>2561</text:p>
          </table:table-cell>
          <table:table-cell office:value-type="float" office:value="2533">
            <text:p>2533</text:p>
          </table:table-cell>
          <table:table-cell table:formula="of:=-[.D51]+3468+[.$G$1]" office:value-type="float" office:value="1507">
            <text:p>1507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48197">
            <text:p>0.48197</text:p>
          </table:table-cell>
          <table:table-cell office:value-type="float" office:value="0.51803">
            <text:p>0.51803</text:p>
          </table:table-cell>
          <table:table-cell office:value-type="float" office:value="2603">
            <text:p>2603</text:p>
          </table:table-cell>
          <table:table-cell office:value-type="float" office:value="2505">
            <text:p>2505</text:p>
          </table:table-cell>
          <table:table-cell table:formula="of:=-[.D52]+3468+[.$G$1]" office:value-type="float" office:value="1465">
            <text:p>1465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4757">
            <text:p>0.4757</text:p>
          </table:table-cell>
          <table:table-cell office:value-type="float" office:value="0.5243">
            <text:p>0.5243</text:p>
          </table:table-cell>
          <table:table-cell office:value-type="float" office:value="2635">
            <text:p>2635</text:p>
          </table:table-cell>
          <table:table-cell office:value-type="float" office:value="2457">
            <text:p>2457</text:p>
          </table:table-cell>
          <table:table-cell table:formula="of:=-[.D53]+3468+[.$G$1]" office:value-type="float" office:value="1433">
            <text:p>1433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46637">
            <text:p>0.46637</text:p>
          </table:table-cell>
          <table:table-cell office:value-type="float" office:value="0.53363">
            <text:p>0.53363</text:p>
          </table:table-cell>
          <table:table-cell office:value-type="float" office:value="2665">
            <text:p>2665</text:p>
          </table:table-cell>
          <table:table-cell office:value-type="float" office:value="2431">
            <text:p>2431</text:p>
          </table:table-cell>
          <table:table-cell table:formula="of:=-[.D54]+3468+[.$G$1]" office:value-type="float" office:value="1403">
            <text:p>140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45682">
            <text:p>0.45682</text:p>
          </table:table-cell>
          <table:table-cell office:value-type="float" office:value="0.54318">
            <text:p>0.54318</text:p>
          </table:table-cell>
          <table:table-cell office:value-type="float" office:value="2701">
            <text:p>2701</text:p>
          </table:table-cell>
          <table:table-cell office:value-type="float" office:value="2399">
            <text:p>2399</text:p>
          </table:table-cell>
          <table:table-cell table:formula="of:=-[.D55]+3468+[.$G$1]" office:value-type="float" office:value="1367">
            <text:p>136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4481">
            <text:p>0.4481</text:p>
          </table:table-cell>
          <table:table-cell office:value-type="float" office:value="0.5519">
            <text:p>0.5519</text:p>
          </table:table-cell>
          <table:table-cell office:value-type="float" office:value="2713">
            <text:p>2713</text:p>
          </table:table-cell>
          <table:table-cell office:value-type="float" office:value="2364">
            <text:p>2364</text:p>
          </table:table-cell>
          <table:table-cell table:formula="of:=-[.D56]+3468+[.$G$1]" office:value-type="float" office:value="1355">
            <text:p>13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43476">
            <text:p>0.43476</text:p>
          </table:table-cell>
          <table:table-cell office:value-type="float" office:value="0.56524">
            <text:p>0.56524</text:p>
          </table:table-cell>
          <table:table-cell office:value-type="float" office:value="2770">
            <text:p>2770</text:p>
          </table:table-cell>
          <table:table-cell office:value-type="float" office:value="2314">
            <text:p>2314</text:p>
          </table:table-cell>
          <table:table-cell table:formula="of:=-[.D57]+3468+[.$G$1]" office:value-type="float" office:value="1298">
            <text:p>129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42354">
            <text:p>0.42354</text:p>
          </table:table-cell>
          <table:table-cell office:value-type="float" office:value="0.57646">
            <text:p>0.57646</text:p>
          </table:table-cell>
          <table:table-cell office:value-type="float" office:value="2776">
            <text:p>2776</text:p>
          </table:table-cell>
          <table:table-cell office:value-type="float" office:value="2286">
            <text:p>2286</text:p>
          </table:table-cell>
          <table:table-cell table:formula="of:=-[.D58]+3468+[.$G$1]" office:value-type="float" office:value="1292">
            <text:p>129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41282">
            <text:p>0.41282</text:p>
          </table:table-cell>
          <table:table-cell office:value-type="float" office:value="0.58718">
            <text:p>0.58718</text:p>
          </table:table-cell>
          <table:table-cell office:value-type="float" office:value="2790">
            <text:p>2790</text:p>
          </table:table-cell>
          <table:table-cell office:value-type="float" office:value="2253">
            <text:p>2253</text:p>
          </table:table-cell>
          <table:table-cell table:formula="of:=-[.D59]+3468+[.$G$1]" office:value-type="float" office:value="1278">
            <text:p>127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40766">
            <text:p>0.40766</text:p>
          </table:table-cell>
          <table:table-cell office:value-type="float" office:value="0.59234">
            <text:p>0.59234</text:p>
          </table:table-cell>
          <table:table-cell office:value-type="float" office:value="2851">
            <text:p>2851</text:p>
          </table:table-cell>
          <table:table-cell office:value-type="float" office:value="2208">
            <text:p>2208</text:p>
          </table:table-cell>
          <table:table-cell table:formula="of:=-[.D60]+3468+[.$G$1]" office:value-type="float" office:value="1217">
            <text:p>121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39485">
            <text:p>0.39485</text:p>
          </table:table-cell>
          <table:table-cell office:value-type="float" office:value="0.60515">
            <text:p>0.60515</text:p>
          </table:table-cell>
          <table:table-cell office:value-type="float" office:value="2857">
            <text:p>2857</text:p>
          </table:table-cell>
          <table:table-cell office:value-type="float" office:value="2152">
            <text:p>2152</text:p>
          </table:table-cell>
          <table:table-cell table:formula="of:=-[.D61]+3468+[.$G$1]" office:value-type="float" office:value="1211">
            <text:p>121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38747">
            <text:p>0.38747</text:p>
          </table:table-cell>
          <table:table-cell office:value-type="float" office:value="0.61253">
            <text:p>0.61253</text:p>
          </table:table-cell>
          <table:table-cell office:value-type="float" office:value="2903">
            <text:p>2903</text:p>
          </table:table-cell>
          <table:table-cell office:value-type="float" office:value="2113">
            <text:p>2113</text:p>
          </table:table-cell>
          <table:table-cell table:formula="of:=-[.D62]+3468+[.$G$1]" office:value-type="float" office:value="1165">
            <text:p>116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37496">
            <text:p>0.37496</text:p>
          </table:table-cell>
          <table:table-cell office:value-type="float" office:value="0.62504">
            <text:p>0.62504</text:p>
          </table:table-cell>
          <table:table-cell office:value-type="float" office:value="2911">
            <text:p>2911</text:p>
          </table:table-cell>
          <table:table-cell office:value-type="float" office:value="2063">
            <text:p>2063</text:p>
          </table:table-cell>
          <table:table-cell table:formula="of:=-[.D63]+3468+[.$G$1]" office:value-type="float" office:value="1157">
            <text:p>115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368">
            <text:p>0.368</text:p>
          </table:table-cell>
          <table:table-cell office:value-type="float" office:value="0.632">
            <text:p>0.632</text:p>
          </table:table-cell>
          <table:table-cell office:value-type="float" office:value="2960">
            <text:p>2960</text:p>
          </table:table-cell>
          <table:table-cell office:value-type="float" office:value="2037">
            <text:p>2037</text:p>
          </table:table-cell>
          <table:table-cell table:formula="of:=-[.D64]+3468+[.$G$1]" office:value-type="float" office:value="1108">
            <text:p>110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35772">
            <text:p>0.35772</text:p>
          </table:table-cell>
          <table:table-cell office:value-type="float" office:value="0.64228">
            <text:p>0.64228</text:p>
          </table:table-cell>
          <table:table-cell office:value-type="float" office:value="2965">
            <text:p>2965</text:p>
          </table:table-cell>
          <table:table-cell office:value-type="float" office:value="1989">
            <text:p>1989</text:p>
          </table:table-cell>
          <table:table-cell table:formula="of:=-[.D65]+3468+[.$G$1]" office:value-type="float" office:value="1103">
            <text:p>110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3474">
            <text:p>0.3474</text:p>
          </table:table-cell>
          <table:table-cell office:value-type="float" office:value="0.6526">
            <text:p>0.6526</text:p>
          </table:table-cell>
          <table:table-cell office:value-type="float" office:value="3002">
            <text:p>3002</text:p>
          </table:table-cell>
          <table:table-cell office:value-type="float" office:value="1942">
            <text:p>1942</text:p>
          </table:table-cell>
          <table:table-cell table:formula="of:=-[.D66]+3468+[.$G$1]" office:value-type="float" office:value="1066">
            <text:p>1066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33491">
            <text:p>0.33491</text:p>
          </table:table-cell>
          <table:table-cell office:value-type="float" office:value="0.66509">
            <text:p>0.66509</text:p>
          </table:table-cell>
          <table:table-cell office:value-type="float" office:value="3016">
            <text:p>3016</text:p>
          </table:table-cell>
          <table:table-cell office:value-type="float" office:value="1908">
            <text:p>1908</text:p>
          </table:table-cell>
          <table:table-cell table:formula="of:=-[.D67]+3468+[.$G$1]" office:value-type="float" office:value="1052">
            <text:p>105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32783">
            <text:p>0.32783</text:p>
          </table:table-cell>
          <table:table-cell office:value-type="float" office:value="0.67217">
            <text:p>0.67217</text:p>
          </table:table-cell>
          <table:table-cell office:value-type="float" office:value="3029">
            <text:p>3029</text:p>
          </table:table-cell>
          <table:table-cell office:value-type="float" office:value="1855">
            <text:p>1855</text:p>
          </table:table-cell>
          <table:table-cell table:formula="of:=-[.D68]+3468+[.$G$1]" office:value-type="float" office:value="1039">
            <text:p>103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3177">
            <text:p>0.3177</text:p>
          </table:table-cell>
          <table:table-cell office:value-type="float" office:value="0.6823">
            <text:p>0.6823</text:p>
          </table:table-cell>
          <table:table-cell office:value-type="float" office:value="3061">
            <text:p>3061</text:p>
          </table:table-cell>
          <table:table-cell office:value-type="float" office:value="1822">
            <text:p>1822</text:p>
          </table:table-cell>
          <table:table-cell table:formula="of:=-[.D69]+3468+[.$G$1]" office:value-type="float" office:value="1007">
            <text:p>100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30786">
            <text:p>0.30786</text:p>
          </table:table-cell>
          <table:table-cell office:value-type="float" office:value="0.69214">
            <text:p>0.69214</text:p>
          </table:table-cell>
          <table:table-cell office:value-type="float" office:value="3063">
            <text:p>3063</text:p>
          </table:table-cell>
          <table:table-cell office:value-type="float" office:value="1784">
            <text:p>1784</text:p>
          </table:table-cell>
          <table:table-cell table:formula="of:=-[.D70]+3468+[.$G$1]" office:value-type="float" office:value="1005">
            <text:p>100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9763">
            <text:p>0.29763</text:p>
          </table:table-cell>
          <table:table-cell office:value-type="float" office:value="0.70237">
            <text:p>0.70237</text:p>
          </table:table-cell>
          <table:table-cell office:value-type="float" office:value="3100">
            <text:p>3100</text:p>
          </table:table-cell>
          <table:table-cell office:value-type="float" office:value="1714">
            <text:p>1714</text:p>
          </table:table-cell>
          <table:table-cell table:formula="of:=-[.D71]+3468+[.$G$1]" office:value-type="float" office:value="968">
            <text:p>96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28493">
            <text:p>0.28493</text:p>
          </table:table-cell>
          <table:table-cell office:value-type="float" office:value="0.71507">
            <text:p>0.71507</text:p>
          </table:table-cell>
          <table:table-cell office:value-type="float" office:value="3111">
            <text:p>3111</text:p>
          </table:table-cell>
          <table:table-cell office:value-type="float" office:value="1672">
            <text:p>1672</text:p>
          </table:table-cell>
          <table:table-cell table:formula="of:=-[.D72]+3468+[.$G$1]" office:value-type="float" office:value="957">
            <text:p>95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28054">
            <text:p>0.28054</text:p>
          </table:table-cell>
          <table:table-cell office:value-type="float" office:value="0.71946">
            <text:p>0.71946</text:p>
          </table:table-cell>
          <table:table-cell office:value-type="float" office:value="3117">
            <text:p>3117</text:p>
          </table:table-cell>
          <table:table-cell office:value-type="float" office:value="1627">
            <text:p>1627</text:p>
          </table:table-cell>
          <table:table-cell table:formula="of:=-[.D73]+3468+[.$G$1]" office:value-type="float" office:value="951">
            <text:p>95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26837">
            <text:p>0.26837</text:p>
          </table:table-cell>
          <table:table-cell office:value-type="float" office:value="0.73163">
            <text:p>0.73163</text:p>
          </table:table-cell>
          <table:table-cell office:value-type="float" office:value="3163">
            <text:p>3163</text:p>
          </table:table-cell>
          <table:table-cell office:value-type="float" office:value="1576">
            <text:p>1576</text:p>
          </table:table-cell>
          <table:table-cell table:formula="of:=-[.D74]+3468+[.$G$1]" office:value-type="float" office:value="905">
            <text:p>905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25719">
            <text:p>0.25719</text:p>
          </table:table-cell>
          <table:table-cell office:value-type="float" office:value="0.74281">
            <text:p>0.74281</text:p>
          </table:table-cell>
          <table:table-cell office:value-type="float" office:value="3169">
            <text:p>3169</text:p>
          </table:table-cell>
          <table:table-cell office:value-type="float" office:value="1517">
            <text:p>1517</text:p>
          </table:table-cell>
          <table:table-cell table:formula="of:=-[.D75]+3468+[.$G$1]" office:value-type="float" office:value="899">
            <text:p>89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24544">
            <text:p>0.24544</text:p>
          </table:table-cell>
          <table:table-cell office:value-type="float" office:value="0.75456">
            <text:p>0.75456</text:p>
          </table:table-cell>
          <table:table-cell office:value-type="float" office:value="3181">
            <text:p>3181</text:p>
          </table:table-cell>
          <table:table-cell office:value-type="float" office:value="1470">
            <text:p>1470</text:p>
          </table:table-cell>
          <table:table-cell table:formula="of:=-[.D76]+3468+[.$G$1]" office:value-type="float" office:value="887">
            <text:p>88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23949">
            <text:p>0.23949</text:p>
          </table:table-cell>
          <table:table-cell office:value-type="float" office:value="0.76051">
            <text:p>0.76051</text:p>
          </table:table-cell>
          <table:table-cell office:value-type="float" office:value="3198">
            <text:p>3198</text:p>
          </table:table-cell>
          <table:table-cell office:value-type="float" office:value="1444">
            <text:p>1444</text:p>
          </table:table-cell>
          <table:table-cell table:formula="of:=-[.D77]+3468+[.$G$1]" office:value-type="float" office:value="870">
            <text:p>87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23087">
            <text:p>0.23087</text:p>
          </table:table-cell>
          <table:table-cell office:value-type="float" office:value="0.76913">
            <text:p>0.76913</text:p>
          </table:table-cell>
          <table:table-cell office:value-type="float" office:value="3194">
            <text:p>3194</text:p>
          </table:table-cell>
          <table:table-cell office:value-type="float" office:value="1363">
            <text:p>1363</text:p>
          </table:table-cell>
          <table:table-cell table:formula="of:=-[.D78]+3468+[.$G$1]" office:value-type="float" office:value="874">
            <text:p>87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21855">
            <text:p>0.21855</text:p>
          </table:table-cell>
          <table:table-cell office:value-type="float" office:value="0.78145">
            <text:p>0.78145</text:p>
          </table:table-cell>
          <table:table-cell office:value-type="float" office:value="3228">
            <text:p>3228</text:p>
          </table:table-cell>
          <table:table-cell office:value-type="float" office:value="1323">
            <text:p>1323</text:p>
          </table:table-cell>
          <table:table-cell table:formula="of:=-[.D79]+3468+[.$G$1]" office:value-type="float" office:value="840">
            <text:p>84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20824">
            <text:p>0.20824</text:p>
          </table:table-cell>
          <table:table-cell office:value-type="float" office:value="0.79176">
            <text:p>0.79176</text:p>
          </table:table-cell>
          <table:table-cell office:value-type="float" office:value="3265">
            <text:p>3265</text:p>
          </table:table-cell>
          <table:table-cell office:value-type="float" office:value="1271">
            <text:p>1271</text:p>
          </table:table-cell>
          <table:table-cell table:formula="of:=-[.D80]+3468+[.$G$1]" office:value-type="float" office:value="803">
            <text:p>80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9756">
            <text:p>0.19756</text:p>
          </table:table-cell>
          <table:table-cell office:value-type="float" office:value="0.80244">
            <text:p>0.80244</text:p>
          </table:table-cell>
          <table:table-cell office:value-type="float" office:value="3258">
            <text:p>3258</text:p>
          </table:table-cell>
          <table:table-cell office:value-type="float" office:value="1225">
            <text:p>1225</text:p>
          </table:table-cell>
          <table:table-cell table:formula="of:=-[.D81]+3468+[.$G$1]" office:value-type="float" office:value="810">
            <text:p>81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8953">
            <text:p>0.18953</text:p>
          </table:table-cell>
          <table:table-cell office:value-type="float" office:value="0.81047">
            <text:p>0.81047</text:p>
          </table:table-cell>
          <table:table-cell office:value-type="float" office:value="3262">
            <text:p>3262</text:p>
          </table:table-cell>
          <table:table-cell office:value-type="float" office:value="1162">
            <text:p>1162</text:p>
          </table:table-cell>
          <table:table-cell table:formula="of:=-[.D82]+3468+[.$G$1]" office:value-type="float" office:value="806">
            <text:p>806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7752">
            <text:p>0.17752</text:p>
          </table:table-cell>
          <table:table-cell office:value-type="float" office:value="0.82248">
            <text:p>0.82248</text:p>
          </table:table-cell>
          <table:table-cell office:value-type="float" office:value="3290">
            <text:p>3290</text:p>
          </table:table-cell>
          <table:table-cell office:value-type="float" office:value="1108">
            <text:p>1108</text:p>
          </table:table-cell>
          <table:table-cell table:formula="of:=-[.D83]+3468+[.$G$1]" office:value-type="float" office:value="778">
            <text:p>77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6907">
            <text:p>0.16907</text:p>
          </table:table-cell>
          <table:table-cell office:value-type="float" office:value="0.83093">
            <text:p>0.83093</text:p>
          </table:table-cell>
          <table:table-cell office:value-type="float" office:value="3283">
            <text:p>3283</text:p>
          </table:table-cell>
          <table:table-cell office:value-type="float" office:value="1043">
            <text:p>1043</text:p>
          </table:table-cell>
          <table:table-cell table:formula="of:=-[.D84]+3468+[.$G$1]" office:value-type="float" office:value="785">
            <text:p>78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5846">
            <text:p>0.15846</text:p>
          </table:table-cell>
          <table:table-cell office:value-type="float" office:value="0.84154">
            <text:p>0.84154</text:p>
          </table:table-cell>
          <table:table-cell office:value-type="float" office:value="3321">
            <text:p>3321</text:p>
          </table:table-cell>
          <table:table-cell office:value-type="float" office:value="990">
            <text:p>990</text:p>
          </table:table-cell>
          <table:table-cell table:formula="of:=-[.D85]+3468+[.$G$1]" office:value-type="float" office:value="747">
            <text:p>74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4801">
            <text:p>0.14801</text:p>
          </table:table-cell>
          <table:table-cell office:value-type="float" office:value="0.85199">
            <text:p>0.85199</text:p>
          </table:table-cell>
          <table:table-cell office:value-type="float" office:value="3352">
            <text:p>3352</text:p>
          </table:table-cell>
          <table:table-cell office:value-type="float" office:value="937">
            <text:p>937</text:p>
          </table:table-cell>
          <table:table-cell table:formula="of:=-[.D86]+3468+[.$G$1]" office:value-type="float" office:value="716">
            <text:p>716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3831">
            <text:p>0.13831</text:p>
          </table:table-cell>
          <table:table-cell office:value-type="float" office:value="0.86169">
            <text:p>0.86169</text:p>
          </table:table-cell>
          <table:table-cell office:value-type="float" office:value="3349">
            <text:p>3349</text:p>
          </table:table-cell>
          <table:table-cell office:value-type="float" office:value="877">
            <text:p>877</text:p>
          </table:table-cell>
          <table:table-cell table:formula="of:=-[.D87]+3468+[.$G$1]" office:value-type="float" office:value="719">
            <text:p>719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2958">
            <text:p>0.12958</text:p>
          </table:table-cell>
          <table:table-cell office:value-type="float" office:value="0.87042">
            <text:p>0.87042</text:p>
          </table:table-cell>
          <table:table-cell office:value-type="float" office:value="3346">
            <text:p>3346</text:p>
          </table:table-cell>
          <table:table-cell office:value-type="float" office:value="821">
            <text:p>821</text:p>
          </table:table-cell>
          <table:table-cell table:formula="of:=-[.D88]+3468+[.$G$1]" office:value-type="float" office:value="722">
            <text:p>72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1915">
            <text:p>0.11915</text:p>
          </table:table-cell>
          <table:table-cell office:value-type="float" office:value="0.88085">
            <text:p>0.88085</text:p>
          </table:table-cell>
          <table:table-cell office:value-type="float" office:value="3323">
            <text:p>3323</text:p>
          </table:table-cell>
          <table:table-cell office:value-type="float" office:value="756">
            <text:p>756</text:p>
          </table:table-cell>
          <table:table-cell table:formula="of:=-[.D89]+3468+[.$G$1]" office:value-type="float" office:value="745">
            <text:p>74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0895">
            <text:p>0.10895</text:p>
          </table:table-cell>
          <table:table-cell office:value-type="float" office:value="0.89105">
            <text:p>0.89105</text:p>
          </table:table-cell>
          <table:table-cell office:value-type="float" office:value="3329">
            <text:p>3329</text:p>
          </table:table-cell>
          <table:table-cell office:value-type="float" office:value="699">
            <text:p>699</text:p>
          </table:table-cell>
          <table:table-cell table:formula="of:=-[.D90]+3468+[.$G$1]" office:value-type="float" office:value="739">
            <text:p>73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9781">
            <text:p>0.09781</text:p>
          </table:table-cell>
          <table:table-cell office:value-type="float" office:value="0.90219">
            <text:p>0.90219</text:p>
          </table:table-cell>
          <table:table-cell office:value-type="float" office:value="3382">
            <text:p>3382</text:p>
          </table:table-cell>
          <table:table-cell office:value-type="float" office:value="641">
            <text:p>641</text:p>
          </table:table-cell>
          <table:table-cell table:formula="of:=-[.D91]+3468+[.$G$1]" office:value-type="float" office:value="686">
            <text:p>68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9071">
            <text:p>0.09071</text:p>
          </table:table-cell>
          <table:table-cell office:value-type="float" office:value="0.90929">
            <text:p>0.90929</text:p>
          </table:table-cell>
          <table:table-cell office:value-type="float" office:value="3353">
            <text:p>3353</text:p>
          </table:table-cell>
          <table:table-cell office:value-type="float" office:value="576">
            <text:p>576</text:p>
          </table:table-cell>
          <table:table-cell table:formula="of:=-[.D92]+3468+[.$G$1]" office:value-type="float" office:value="715">
            <text:p>715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8062">
            <text:p>0.08062</text:p>
          </table:table-cell>
          <table:table-cell office:value-type="float" office:value="0.91938">
            <text:p>0.91938</text:p>
          </table:table-cell>
          <table:table-cell office:value-type="float" office:value="3357">
            <text:p>3357</text:p>
          </table:table-cell>
          <table:table-cell office:value-type="float" office:value="515">
            <text:p>515</text:p>
          </table:table-cell>
          <table:table-cell table:formula="of:=-[.D93]+3468+[.$G$1]" office:value-type="float" office:value="711">
            <text:p>711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6822">
            <text:p>0.06822</text:p>
          </table:table-cell>
          <table:table-cell office:value-type="float" office:value="0.93178">
            <text:p>0.93178</text:p>
          </table:table-cell>
          <table:table-cell office:value-type="float" office:value="3369">
            <text:p>3369</text:p>
          </table:table-cell>
          <table:table-cell office:value-type="float" office:value="456">
            <text:p>456</text:p>
          </table:table-cell>
          <table:table-cell table:formula="of:=-[.D94]+3468+[.$G$1]" office:value-type="float" office:value="699">
            <text:p>69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5869">
            <text:p>0.05869</text:p>
          </table:table-cell>
          <table:table-cell office:value-type="float" office:value="0.94131">
            <text:p>0.94131</text:p>
          </table:table-cell>
          <table:table-cell office:value-type="float" office:value="3387">
            <text:p>3387</text:p>
          </table:table-cell>
          <table:table-cell office:value-type="float" office:value="390">
            <text:p>390</text:p>
          </table:table-cell>
          <table:table-cell table:formula="of:=-[.D95]+3468+[.$G$1]" office:value-type="float" office:value="681">
            <text:p>681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4955">
            <text:p>0.04955</text:p>
          </table:table-cell>
          <table:table-cell office:value-type="float" office:value="0.95045">
            <text:p>0.95045</text:p>
          </table:table-cell>
          <table:table-cell office:value-type="float" office:value="3392">
            <text:p>3392</text:p>
          </table:table-cell>
          <table:table-cell office:value-type="float" office:value="332">
            <text:p>332</text:p>
          </table:table-cell>
          <table:table-cell table:formula="of:=-[.D96]+3468+[.$G$1]" office:value-type="float" office:value="676">
            <text:p>676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3871">
            <text:p>0.03871</text:p>
          </table:table-cell>
          <table:table-cell office:value-type="float" office:value="0.96129">
            <text:p>0.96129</text:p>
          </table:table-cell>
          <table:table-cell office:value-type="float" office:value="3373">
            <text:p>3373</text:p>
          </table:table-cell>
          <table:table-cell office:value-type="float" office:value="268">
            <text:p>268</text:p>
          </table:table-cell>
          <table:table-cell table:formula="of:=-[.D97]+3468+[.$G$1]" office:value-type="float" office:value="695">
            <text:p>695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2973">
            <text:p>0.02973</text:p>
          </table:table-cell>
          <table:table-cell office:value-type="float" office:value="0.97027">
            <text:p>0.97027</text:p>
          </table:table-cell>
          <table:table-cell office:value-type="float" office:value="3387">
            <text:p>3387</text:p>
          </table:table-cell>
          <table:table-cell office:value-type="float" office:value="204">
            <text:p>204</text:p>
          </table:table-cell>
          <table:table-cell table:formula="of:=-[.D98]+3468+[.$G$1]" office:value-type="float" office:value="681">
            <text:p>681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204">
            <text:p>0.0204</text:p>
          </table:table-cell>
          <table:table-cell office:value-type="float" office:value="0.9796">
            <text:p>0.9796</text:p>
          </table:table-cell>
          <table:table-cell office:value-type="float" office:value="3391">
            <text:p>3391</text:p>
          </table:table-cell>
          <table:table-cell office:value-type="float" office:value="130">
            <text:p>130</text:p>
          </table:table-cell>
          <table:table-cell table:formula="of:=-[.D99]+3468+[.$G$1]" office:value-type="float" office:value="677">
            <text:p>677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0986">
            <text:p>0.00986</text:p>
          </table:table-cell>
          <table:table-cell office:value-type="float" office:value="0.99014">
            <text:p>0.99014</text:p>
          </table:table-cell>
          <table:table-cell office:value-type="float" office:value="3468">
            <text:p>3468</text:p>
          </table:table-cell>
          <table:table-cell office:value-type="float" office:value="64">
            <text:p>64</text:p>
          </table:table-cell>
          <table:table-cell table:formula="of:=-[.D100]+3468+[.$G$1]" office:value-type="float" office:value="600">
            <text:p>6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6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4cm" svg:y="3.97cm" style:legend-expansion="high" chart:style-name="ch2"/>
        <chart:plot-area chart:style-name="ch3" table:cell-range-address="Sheet1.A1:Sheet1.C100" svg:x="0.77cm" svg:y="0.855cm" svg:width="11.654cm" svg:height="7.545cm">
          <chartooo:coordinate-region svg:x="1.514cm" svg:y="1.046cm" svg:width="10.624cm" svg:height="6.7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" chart:class="chart:scatter">
            <chart:domain table:cell-range-address="Sheet1.A1:Sheet1.A100"/>
            <chart:data-point chart:repeated="100"/>
          </chart:series>
          <chart:series chart:style-name="ch7" chart:values-cell-range-address="Sheet1.C1:Sheet1.C100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0</svg:desc>
                </draw:g>
              </table:table-cell>
              <table:table-cell office:value-type="float" office:value="0.99067">
                <text:p>0.99067</text:p>
                <draw:g>
                  <svg:desc>Sheet1.B1:Sheet1.B100</svg:desc>
                </draw:g>
              </table:table-cell>
              <table:table-cell office:value-type="float" office:value="0.00933">
                <text:p>0.00933</text:p>
                <draw:g>
                  <svg:desc>Sheet1.C1:Sheet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7991">
                <text:p>0.97991</text:p>
              </table:table-cell>
              <table:table-cell office:value-type="float" office:value="0.02009">
                <text:p>0.02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04">
                <text:p>0.9704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6112">
                <text:p>0.96112</text:p>
              </table:table-cell>
              <table:table-cell office:value-type="float" office:value="0.03888">
                <text:p>0.03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5129">
                <text:p>0.95129</text:p>
              </table:table-cell>
              <table:table-cell office:value-type="float" office:value="0.04871">
                <text:p>0.0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4007">
                <text:p>0.94007</text:p>
              </table:table-cell>
              <table:table-cell office:value-type="float" office:value="0.05993">
                <text:p>0.05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3033">
                <text:p>0.93033</text:p>
              </table:table-cell>
              <table:table-cell office:value-type="float" office:value="0.06967">
                <text:p>0.06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2071">
                <text:p>0.92071</text:p>
              </table:table-cell>
              <table:table-cell office:value-type="float" office:value="0.07929">
                <text:p>0.07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1025">
                <text:p>0.91025</text:p>
              </table:table-cell>
              <table:table-cell office:value-type="float" office:value="0.08975">
                <text:p>0.0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0049">
                <text:p>0.90049</text:p>
              </table:table-cell>
              <table:table-cell office:value-type="float" office:value="0.09951">
                <text:p>0.09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9131">
                <text:p>0.89131</text:p>
              </table:table-cell>
              <table:table-cell office:value-type="float" office:value="0.10869">
                <text:p>0.10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821">
                <text:p>0.8821</text:p>
              </table:table-cell>
              <table:table-cell office:value-type="float" office:value="0.1179">
                <text:p>0.1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7066">
                <text:p>0.87066</text:p>
              </table:table-cell>
              <table:table-cell office:value-type="float" office:value="0.12934">
                <text:p>0.12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6237">
                <text:p>0.86237</text:p>
              </table:table-cell>
              <table:table-cell office:value-type="float" office:value="0.13763">
                <text:p>0.137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5224">
                <text:p>0.85224</text:p>
              </table:table-cell>
              <table:table-cell office:value-type="float" office:value="0.14776">
                <text:p>0.147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4054">
                <text:p>0.84054</text:p>
              </table:table-cell>
              <table:table-cell office:value-type="float" office:value="0.15946">
                <text:p>0.15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2922">
                <text:p>0.82922</text:p>
              </table:table-cell>
              <table:table-cell office:value-type="float" office:value="0.17078">
                <text:p>0.17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82328">
                <text:p>0.82328</text:p>
              </table:table-cell>
              <table:table-cell office:value-type="float" office:value="0.17672">
                <text:p>0.17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1208">
                <text:p>0.81208</text:p>
              </table:table-cell>
              <table:table-cell office:value-type="float" office:value="0.18792">
                <text:p>0.18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0388">
                <text:p>0.80388</text:p>
              </table:table-cell>
              <table:table-cell office:value-type="float" office:value="0.19612">
                <text:p>0.19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78998">
                <text:p>0.78998</text:p>
              </table:table-cell>
              <table:table-cell office:value-type="float" office:value="0.21002">
                <text:p>0.21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77989">
                <text:p>0.77989</text:p>
              </table:table-cell>
              <table:table-cell office:value-type="float" office:value="0.22011">
                <text:p>0.22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77142">
                <text:p>0.77142</text:p>
              </table:table-cell>
              <table:table-cell office:value-type="float" office:value="0.22858">
                <text:p>0.22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76012">
                <text:p>0.76012</text:p>
              </table:table-cell>
              <table:table-cell office:value-type="float" office:value="0.23988">
                <text:p>0.23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5228">
                <text:p>0.75228</text:p>
              </table:table-cell>
              <table:table-cell office:value-type="float" office:value="0.24772">
                <text:p>0.24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74323">
                <text:p>0.74323</text:p>
              </table:table-cell>
              <table:table-cell office:value-type="float" office:value="0.25677">
                <text:p>0.25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73188">
                <text:p>0.73188</text:p>
              </table:table-cell>
              <table:table-cell office:value-type="float" office:value="0.26812">
                <text:p>0.26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72343">
                <text:p>0.72343</text:p>
              </table:table-cell>
              <table:table-cell office:value-type="float" office:value="0.27657">
                <text:p>0.276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71511">
                <text:p>0.71511</text:p>
              </table:table-cell>
              <table:table-cell office:value-type="float" office:value="0.28489">
                <text:p>0.284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70338">
                <text:p>0.70338</text:p>
              </table:table-cell>
              <table:table-cell office:value-type="float" office:value="0.29662">
                <text:p>0.29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8927">
                <text:p>0.68927</text:p>
              </table:table-cell>
              <table:table-cell office:value-type="float" office:value="0.31073">
                <text:p>0.310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68342">
                <text:p>0.68342</text:p>
              </table:table-cell>
              <table:table-cell office:value-type="float" office:value="0.31658">
                <text:p>0.31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67478">
                <text:p>0.67478</text:p>
              </table:table-cell>
              <table:table-cell office:value-type="float" office:value="0.32522">
                <text:p>0.32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66336">
                <text:p>0.66336</text:p>
              </table:table-cell>
              <table:table-cell office:value-type="float" office:value="0.33664">
                <text:p>0.336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5253">
                <text:p>0.65253</text:p>
              </table:table-cell>
              <table:table-cell office:value-type="float" office:value="0.34747">
                <text:p>0.34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64475">
                <text:p>0.64475</text:p>
              </table:table-cell>
              <table:table-cell office:value-type="float" office:value="0.35525">
                <text:p>0.35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63269">
                <text:p>0.63269</text:p>
              </table:table-cell>
              <table:table-cell office:value-type="float" office:value="0.36731">
                <text:p>0.36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6235">
                <text:p>0.6235</text:p>
              </table:table-cell>
              <table:table-cell office:value-type="float" office:value="0.3765">
                <text:p>0.3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61306">
                <text:p>0.61306</text:p>
              </table:table-cell>
              <table:table-cell office:value-type="float" office:value="0.38694">
                <text:p>0.38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60344">
                <text:p>0.60344</text:p>
              </table:table-cell>
              <table:table-cell office:value-type="float" office:value="0.39656">
                <text:p>0.396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9463">
                <text:p>0.59463</text:p>
              </table:table-cell>
              <table:table-cell office:value-type="float" office:value="0.40537">
                <text:p>0.40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8356">
                <text:p>0.58356</text:p>
              </table:table-cell>
              <table:table-cell office:value-type="float" office:value="0.41644">
                <text:p>0.41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741">
                <text:p>0.5741</text:p>
              </table:table-cell>
              <table:table-cell office:value-type="float" office:value="0.4259">
                <text:p>0.4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6444">
                <text:p>0.56444</text:p>
              </table:table-cell>
              <table:table-cell office:value-type="float" office:value="0.43556">
                <text:p>0.43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557">
                <text:p>0.5557</text:p>
              </table:table-cell>
              <table:table-cell office:value-type="float" office:value="0.4443">
                <text:p>0.4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433">
                <text:p>0.5433</text:p>
              </table:table-cell>
              <table:table-cell office:value-type="float" office:value="0.4567">
                <text:p>0.45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3215">
                <text:p>0.53215</text:p>
              </table:table-cell>
              <table:table-cell office:value-type="float" office:value="0.46785">
                <text:p>0.46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2341">
                <text:p>0.52341</text:p>
              </table:table-cell>
              <table:table-cell office:value-type="float" office:value="0.47659">
                <text:p>0.476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1542">
                <text:p>0.51542</text:p>
              </table:table-cell>
              <table:table-cell office:value-type="float" office:value="0.48458">
                <text:p>0.484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0805">
                <text:p>0.50805</text:p>
              </table:table-cell>
              <table:table-cell office:value-type="float" office:value="0.49195">
                <text:p>0.49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49551">
                <text:p>0.49551</text:p>
              </table:table-cell>
              <table:table-cell office:value-type="float" office:value="0.50449">
                <text:p>0.50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48197">
                <text:p>0.48197</text:p>
              </table:table-cell>
              <table:table-cell office:value-type="float" office:value="0.51803">
                <text:p>0.518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4757">
                <text:p>0.4757</text:p>
              </table:table-cell>
              <table:table-cell office:value-type="float" office:value="0.5243">
                <text:p>0.5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46637">
                <text:p>0.46637</text:p>
              </table:table-cell>
              <table:table-cell office:value-type="float" office:value="0.53363">
                <text:p>0.53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45682">
                <text:p>0.45682</text:p>
              </table:table-cell>
              <table:table-cell office:value-type="float" office:value="0.54318">
                <text:p>0.54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4481">
                <text:p>0.4481</text:p>
              </table:table-cell>
              <table:table-cell office:value-type="float" office:value="0.5519">
                <text:p>0.5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43476">
                <text:p>0.43476</text:p>
              </table:table-cell>
              <table:table-cell office:value-type="float" office:value="0.56524">
                <text:p>0.56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2354">
                <text:p>0.42354</text:p>
              </table:table-cell>
              <table:table-cell office:value-type="float" office:value="0.57646">
                <text:p>0.576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41282">
                <text:p>0.41282</text:p>
              </table:table-cell>
              <table:table-cell office:value-type="float" office:value="0.58718">
                <text:p>0.587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40766">
                <text:p>0.40766</text:p>
              </table:table-cell>
              <table:table-cell office:value-type="float" office:value="0.59234">
                <text:p>0.59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9485">
                <text:p>0.39485</text:p>
              </table:table-cell>
              <table:table-cell office:value-type="float" office:value="0.60515">
                <text:p>0.605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8747">
                <text:p>0.38747</text:p>
              </table:table-cell>
              <table:table-cell office:value-type="float" office:value="0.61253">
                <text:p>0.61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7496">
                <text:p>0.37496</text:p>
              </table:table-cell>
              <table:table-cell office:value-type="float" office:value="0.62504">
                <text:p>0.62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68">
                <text:p>0.368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5772">
                <text:p>0.35772</text:p>
              </table:table-cell>
              <table:table-cell office:value-type="float" office:value="0.64228">
                <text:p>0.64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474">
                <text:p>0.3474</text:p>
              </table:table-cell>
              <table:table-cell office:value-type="float" office:value="0.6526">
                <text:p>0.6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3491">
                <text:p>0.33491</text:p>
              </table:table-cell>
              <table:table-cell office:value-type="float" office:value="0.66509">
                <text:p>0.665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2783">
                <text:p>0.32783</text:p>
              </table:table-cell>
              <table:table-cell office:value-type="float" office:value="0.67217">
                <text:p>0.672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177">
                <text:p>0.3177</text:p>
              </table:table-cell>
              <table:table-cell office:value-type="float" office:value="0.6823">
                <text:p>0.6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0786">
                <text:p>0.30786</text:p>
              </table:table-cell>
              <table:table-cell office:value-type="float" office:value="0.69214">
                <text:p>0.692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9763">
                <text:p>0.29763</text:p>
              </table:table-cell>
              <table:table-cell office:value-type="float" office:value="0.70237">
                <text:p>0.70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493">
                <text:p>0.28493</text:p>
              </table:table-cell>
              <table:table-cell office:value-type="float" office:value="0.71507">
                <text:p>0.715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8054">
                <text:p>0.28054</text:p>
              </table:table-cell>
              <table:table-cell office:value-type="float" office:value="0.71946">
                <text:p>0.719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6837">
                <text:p>0.26837</text:p>
              </table:table-cell>
              <table:table-cell office:value-type="float" office:value="0.73163">
                <text:p>0.73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719">
                <text:p>0.25719</text:p>
              </table:table-cell>
              <table:table-cell office:value-type="float" office:value="0.74281">
                <text:p>0.742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4544">
                <text:p>0.24544</text:p>
              </table:table-cell>
              <table:table-cell office:value-type="float" office:value="0.75456">
                <text:p>0.754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3949">
                <text:p>0.23949</text:p>
              </table:table-cell>
              <table:table-cell office:value-type="float" office:value="0.76051">
                <text:p>0.760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3087">
                <text:p>0.23087</text:p>
              </table:table-cell>
              <table:table-cell office:value-type="float" office:value="0.76913">
                <text:p>0.76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1855">
                <text:p>0.21855</text:p>
              </table:table-cell>
              <table:table-cell office:value-type="float" office:value="0.78145">
                <text:p>0.78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0824">
                <text:p>0.20824</text:p>
              </table:table-cell>
              <table:table-cell office:value-type="float" office:value="0.79176">
                <text:p>0.79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9756">
                <text:p>0.19756</text:p>
              </table:table-cell>
              <table:table-cell office:value-type="float" office:value="0.80244">
                <text:p>0.802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8953">
                <text:p>0.18953</text:p>
              </table:table-cell>
              <table:table-cell office:value-type="float" office:value="0.81047">
                <text:p>0.81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7752">
                <text:p>0.17752</text:p>
              </table:table-cell>
              <table:table-cell office:value-type="float" office:value="0.82248">
                <text:p>0.822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6907">
                <text:p>0.16907</text:p>
              </table:table-cell>
              <table:table-cell office:value-type="float" office:value="0.83093">
                <text:p>0.83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5846">
                <text:p>0.15846</text:p>
              </table:table-cell>
              <table:table-cell office:value-type="float" office:value="0.84154">
                <text:p>0.84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4801">
                <text:p>0.14801</text:p>
              </table:table-cell>
              <table:table-cell office:value-type="float" office:value="0.85199">
                <text:p>0.85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3831">
                <text:p>0.13831</text:p>
              </table:table-cell>
              <table:table-cell office:value-type="float" office:value="0.86169">
                <text:p>0.861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2958">
                <text:p>0.12958</text:p>
              </table:table-cell>
              <table:table-cell office:value-type="float" office:value="0.87042">
                <text:p>0.87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1915">
                <text:p>0.11915</text:p>
              </table:table-cell>
              <table:table-cell office:value-type="float" office:value="0.88085">
                <text:p>0.88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0895">
                <text:p>0.10895</text:p>
              </table:table-cell>
              <table:table-cell office:value-type="float" office:value="0.89105">
                <text:p>0.891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9781">
                <text:p>0.09781</text:p>
              </table:table-cell>
              <table:table-cell office:value-type="float" office:value="0.90219">
                <text:p>0.90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9071">
                <text:p>0.09071</text:p>
              </table:table-cell>
              <table:table-cell office:value-type="float" office:value="0.90929">
                <text:p>0.909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8062">
                <text:p>0.08062</text:p>
              </table:table-cell>
              <table:table-cell office:value-type="float" office:value="0.91938">
                <text:p>0.919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6822">
                <text:p>0.06822</text:p>
              </table:table-cell>
              <table:table-cell office:value-type="float" office:value="0.93178">
                <text:p>0.931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5869">
                <text:p>0.05869</text:p>
              </table:table-cell>
              <table:table-cell office:value-type="float" office:value="0.94131">
                <text:p>0.941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4955">
                <text:p>0.04955</text:p>
              </table:table-cell>
              <table:table-cell office:value-type="float" office:value="0.95045">
                <text:p>0.950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3871">
                <text:p>0.03871</text:p>
              </table:table-cell>
              <table:table-cell office:value-type="float" office:value="0.96129">
                <text:p>0.961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973">
                <text:p>0.02973</text:p>
              </table:table-cell>
              <table:table-cell office:value-type="float" office:value="0.97027">
                <text:p>0.97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04">
                <text:p>0.0204</text:p>
              </table:table-cell>
              <table:table-cell office:value-type="float" office:value="0.9796">
                <text:p>0.97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986">
                <text:p>0.00986</text:p>
              </table:table-cell>
              <table:table-cell office:value-type="float" office:value="0.99014">
                <text:p>0.99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4cm" svg:y="3.97cm" style:legend-expansion="high" chart:style-name="ch2"/>
        <chart:plot-area chart:style-name="ch3" table:cell-range-address="Sheet1.A1:Sheet1.A100 Sheet1.D1:Sheet1.E100" svg:x="0.77cm" svg:y="0.855cm" svg:width="11.654cm" svg:height="7.545cm">
          <chartooo:coordinate-region svg:x="1.779cm" svg:y="1.045cm" svg:width="10.359cm" svg:height="6.7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100" chart:class="chart:scatter">
            <chart:domain table:cell-range-address="Sheet1.A1:Sheet1.A100"/>
            <chart:data-point chart:repeated="100"/>
          </chart:series>
          <chart:series chart:style-name="ch7" chart:values-cell-range-address="Sheet1.E1:Sheet1.E100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0</svg:desc>
                </draw:g>
              </table:table-cell>
              <table:table-cell office:value-type="float" office:value="64">
                <text:p>64</text:p>
                <draw:g>
                  <svg:desc>Sheet1.D1:Sheet1.D100</svg:desc>
                </draw:g>
              </table:table-cell>
              <table:table-cell office:value-type="float" office:value="3371">
                <text:p>3371</text:p>
                <draw:g>
                  <svg:desc>Sheet1.E1:Sheet1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0">
                <text:p>130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67">
                <text:p>267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29">
                <text:p>329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9">
                <text:p>389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59">
                <text:p>459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21">
                <text:p>521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80">
                <text:p>58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46">
                <text:p>646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94">
                <text:p>694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60">
                <text:p>760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22">
                <text:p>822</text:p>
              </table:table-cell>
              <table:table-cell office:value-type="float" office:value="3336">
                <text:p>33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81">
                <text:p>881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33">
                <text:p>933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86">
                <text:p>986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55">
                <text:p>1055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10">
                <text:p>1110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59">
                <text:p>1159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05">
                <text:p>1205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75">
                <text:p>1275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26">
                <text:p>1326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65">
                <text:p>1365</text:p>
              </table:table-cell>
              <table:table-cell office:value-type="float" office:value="3227">
                <text:p>3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422">
                <text:p>1422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474">
                <text:p>1474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515">
                <text:p>1515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82">
                <text:p>1582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608">
                <text:p>1608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680">
                <text:p>1680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26">
                <text:p>1726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767">
                <text:p>1767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818">
                <text:p>1818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852">
                <text:p>1852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09">
                <text:p>1909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43">
                <text:p>1943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98">
                <text:p>1998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033">
                <text:p>2033</text:p>
              </table:table-cell>
              <table:table-cell office:value-type="float" office:value="2931">
                <text:p>29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081">
                <text:p>2081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114">
                <text:p>2114</text:p>
              </table:table-cell>
              <table:table-cell office:value-type="float" office:value="2902">
                <text:p>2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157">
                <text:p>2157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204">
                <text:p>220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243">
                <text:p>2243</text:p>
              </table:table-cell>
              <table:table-cell office:value-type="float" office:value="2827">
                <text:p>2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279">
                <text:p>2279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11">
                <text:p>2311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61">
                <text:p>2361</text:p>
              </table:table-cell>
              <table:table-cell office:value-type="float" office:value="2727">
                <text:p>2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00">
                <text:p>2400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445">
                <text:p>244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464">
                <text:p>2464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483">
                <text:p>2483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28">
                <text:p>2528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561">
                <text:p>2561</text:p>
              </table:table-cell>
              <table:table-cell office:value-type="float" office:value="2533">
                <text:p>25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603">
                <text:p>2603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635">
                <text:p>2635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665">
                <text:p>2665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701">
                <text:p>2701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713">
                <text:p>2713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770">
                <text:p>2770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776">
                <text:p>2776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790">
                <text:p>2790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851">
                <text:p>2851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857">
                <text:p>2857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903">
                <text:p>2903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911">
                <text:p>291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960">
                <text:p>2960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965">
                <text:p>2965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002">
                <text:p>3002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016">
                <text:p>3016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029">
                <text:p>3029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061">
                <text:p>3061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063">
                <text:p>3063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100">
                <text:p>310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11">
                <text:p>3111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117">
                <text:p>3117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163">
                <text:p>3163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169">
                <text:p>3169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181">
                <text:p>318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198">
                <text:p>3198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194">
                <text:p>3194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228">
                <text:p>3228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265">
                <text:p>326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258">
                <text:p>325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262">
                <text:p>3262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290">
                <text:p>3290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283">
                <text:p>328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321">
                <text:p>3321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352">
                <text:p>335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349">
                <text:p>334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346">
                <text:p>3346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323">
                <text:p>332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329">
                <text:p>332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382">
                <text:p>338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353">
                <text:p>3353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357">
                <text:p>335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369">
                <text:p>336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387">
                <text:p>338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392">
                <text:p>339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373">
                <text:p>337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387">
                <text:p>338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391">
                <text:p>33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468">
                <text:p>3468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41cm" svg:y="3.97cm" style:legend-expansion="high" chart:style-name="ch2"/>
        <chart:plot-area chart:style-name="ch3" table:cell-range-address="Sheet1.A1:Sheet1.A100 Sheet1.F1:Sheet1.F100" svg:x="0.77cm" svg:y="0.855cm" svg:width="9.531cm" svg:height="7.545cm">
          <chartooo:coordinate-region svg:x="1.779cm" svg:y="1.046cm" svg:width="8.236cm" svg:height="6.7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100" chart:class="chart:scatter">
            <chart:domain table:cell-range-address="Sheet1.A1:Sheet1.A100"/>
            <chart:regression-curve chart:style-name="ch7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0</svg:desc>
                </draw:g>
              </table:table-cell>
              <table:table-cell office:value-type="float" office:value="4004">
                <text:p>4004</text:p>
                <draw:g>
                  <svg:desc>Sheet1.F1:Sheet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938">
                <text:p>3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609">
                <text:p>3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374">
                <text:p>3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793">
                <text:p>2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703">
                <text:p>2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46">
                <text:p>26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11">
                <text:p>19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